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628" officeooo:paragraph-rsid="000216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ndesh <text:s/>python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9:04:31.389078672</meta:creation-date>
    <dc:date>2024-04-11T19:04:46.274532396</dc:date>
    <meta:editing-duration>PT15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3"/>
    <meta:generator>LibreOffice/7.3.7.2$Linux_X86_64 LibreOffice_project/30$Build-2</meta:generator>
  </office:meta>
</office:document-meta>
</file>